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ae39" officeooo:paragraph-rsid="001eae39"/>
    </style:style>
    <style:style style:name="P2" style:family="paragraph" style:parent-style-name="Standard">
      <style:text-properties fo:color="#000000" style:font-name="Consolas" fo:font-size="10pt" officeooo:rsid="001eae39" officeooo:paragraph-rsid="001eae39" style:font-size-asian="10pt"/>
    </style:style>
    <style:style style:name="P3" style:family="paragraph" style:parent-style-name="Standard">
      <style:text-properties fo:color="#000000" style:font-name="Consolas" fo:font-size="10pt" officeooo:rsid="00242378" officeooo:paragraph-rsid="00242378" style:font-size-asian="10pt"/>
    </style:style>
    <style:style style:name="P4" style:family="paragraph" style:parent-style-name="Standard">
      <style:text-properties fo:color="#000000" style:font-name="Consolas" fo:font-size="10pt" officeooo:rsid="0025d5b5" officeooo:paragraph-rsid="0025d5b5" style:font-size-asian="10pt"/>
    </style:style>
    <style:style style:name="P5" style:family="paragraph" style:parent-style-name="Standard">
      <style:text-properties fo:color="#000000" style:font-name="Consolas" fo:font-size="10pt" officeooo:rsid="00265493" officeooo:paragraph-rsid="00265493" style:font-size-asian="10pt"/>
    </style:style>
    <style:style style:name="P6" style:family="paragraph" style:parent-style-name="Standard">
      <style:text-properties fo:color="#000000" style:font-name="Consolas" fo:font-size="10pt" officeooo:rsid="0026ac41" officeooo:paragraph-rsid="0026ac41" style:font-size-asian="10pt"/>
    </style:style>
    <style:style style:name="P7" style:family="paragraph" style:parent-style-name="Standard">
      <style:text-properties fo:color="#000000" style:font-name="Consolas" fo:font-size="10pt" officeooo:rsid="002a922e" officeooo:paragraph-rsid="002a922e" style:font-size-asian="10pt"/>
    </style:style>
    <style:style style:name="P8" style:family="paragraph" style:parent-style-name="Standard">
      <style:text-properties fo:color="#000000" style:font-name="Consolas" fo:font-size="10pt" officeooo:rsid="002b1927" officeooo:paragraph-rsid="002b1927" style:font-size-asian="10pt"/>
    </style:style>
    <style:style style:name="P9" style:family="paragraph" style:parent-style-name="Standard">
      <style:text-properties fo:color="#000000" style:font-name="Consolas" fo:font-size="10pt" officeooo:rsid="002c9ef6" officeooo:paragraph-rsid="002c9ef6" style:font-size-asian="10pt"/>
    </style:style>
    <style:style style:name="P10" style:family="paragraph" style:parent-style-name="Standard">
      <style:text-properties fo:color="#000000" style:font-name="Consolas" fo:font-size="10pt" officeooo:rsid="002faa69" officeooo:paragraph-rsid="002faa69" style:font-size-asian="10pt"/>
    </style:style>
    <style:style style:name="P11" style:family="paragraph" style:parent-style-name="Standard">
      <style:text-properties fo:color="#000000" style:font-name="Consolas" fo:font-size="10pt" officeooo:rsid="0030eaee" officeooo:paragraph-rsid="0030eaee" style:font-size-asian="10pt"/>
    </style:style>
    <style:style style:name="P12" style:family="paragraph" style:parent-style-name="Standard">
      <style:text-properties fo:color="#000000" style:font-name="Consolas" fo:font-size="10pt" officeooo:rsid="00345978" officeooo:paragraph-rsid="00345978" style:font-size-asian="10pt"/>
    </style:style>
    <style:style style:name="P13" style:family="paragraph" style:parent-style-name="Standard">
      <style:text-properties fo:color="#000000" style:font-name="Consolas" fo:font-size="10pt" officeooo:rsid="00345fa3" officeooo:paragraph-rsid="00345fa3" style:font-size-asian="10pt"/>
    </style:style>
    <style:style style:name="P14" style:family="paragraph" style:parent-style-name="Standard">
      <style:text-properties fo:color="#000000" style:font-name="Consolas" fo:font-size="10pt" officeooo:rsid="0039ed2c" officeooo:paragraph-rsid="0039ed2c" style:font-size-asian="10pt"/>
    </style:style>
    <style:style style:name="P15" style:family="paragraph" style:parent-style-name="Standard">
      <style:text-properties fo:color="#000000" style:font-name="Consolas" fo:font-size="10pt" officeooo:rsid="003c800f" officeooo:paragraph-rsid="003c800f" style:font-size-asian="10pt"/>
    </style:style>
    <style:style style:name="P16" style:family="paragraph" style:parent-style-name="Standard">
      <style:text-properties fo:color="#000000" style:font-name="Consolas" fo:font-size="10pt" officeooo:rsid="003d3a21" officeooo:paragraph-rsid="003d3a21" style:font-size-asian="10pt"/>
    </style:style>
    <style:style style:name="P17" style:family="paragraph" style:parent-style-name="Standard">
      <style:text-properties fo:color="#000000" style:font-name="Consolas" fo:font-size="10pt" officeooo:rsid="003928dd" officeooo:paragraph-rsid="003928dd" style:font-size-asian="10pt"/>
    </style:style>
    <style:style style:name="P18" style:family="paragraph" style:parent-style-name="Standard">
      <style:text-properties fo:color="#000000" style:font-name="Consolas" fo:font-size="10pt" officeooo:rsid="0042686d" officeooo:paragraph-rsid="0042686d" style:font-size-asian="10pt"/>
    </style:style>
    <style:style style:name="P19" style:family="paragraph" style:parent-style-name="Standard">
      <style:text-properties officeooo:paragraph-rsid="0025d5b5"/>
    </style:style>
    <style:style style:name="P20" style:family="paragraph" style:parent-style-name="Standard">
      <style:text-properties officeooo:paragraph-rsid="002c9ef6"/>
    </style:style>
    <style:style style:name="P21" style:family="paragraph" style:parent-style-name="Standard">
      <style:text-properties officeooo:paragraph-rsid="0030eaee"/>
    </style:style>
    <style:style style:name="P22" style:family="paragraph" style:parent-style-name="Standard">
      <style:text-properties style:font-name="Consolas" fo:font-size="10pt" officeooo:rsid="003928dd" officeooo:paragraph-rsid="003928dd" style:font-size-asian="10pt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e4a01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7f0055" style:font-name="Consolas" fo:font-size="10pt" fo:font-weight="bold" officeooo:rsid="001e4a01" officeooo:paragraph-rsid="001e4a01" style:font-size-asian="10pt" style:font-weight-asian="bold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337df8" officeooo:paragraph-rsid="00337df8" style:font-size-asian="10pt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Consolas" fo:font-size="10pt" style:font-size-asian="10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Consolas" fo:font-size="10pt" officeooo:paragraph-rsid="00337df8" style:font-size-asian="10pt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5fbf" style:font-name="Consolas" fo:font-size="10pt" style:font-size-asian="10pt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T1" style:family="text">
      <style:text-properties fo:color="#7f0055" style:font-name="Consolas" fo:font-size="10pt" fo:font-weight="bold" style:font-size-asian="10pt" style:font-weight-asian="bold"/>
    </style:style>
    <style:style style:name="T2" style:family="text">
      <style:text-properties fo:color="#7f0055" style:font-name="Consolas" fo:font-size="10pt" style:text-underline-style="solid" style:text-underline-width="auto" style:text-underline-color="font-color" fo:font-weight="bold" style:font-size-asian="10pt" style:font-weight-asian="bold"/>
    </style:style>
    <style:style style:name="T3" style:family="text">
      <style:text-properties fo:color="#7f0055" fo:font-weight="bold" style:font-weight-asian="bold"/>
    </style:style>
    <style:style style:name="T4" style:family="text">
      <style:text-properties fo:color="#000000"/>
    </style:style>
    <style:style style:name="T5" style:family="text">
      <style:text-properties fo:color="#000000" style:font-name="Consolas" fo:font-size="10pt" style:font-size-asian="10pt"/>
    </style:style>
    <style:style style:name="T6" style:family="text">
      <style:text-properties fo:color="#000000" style:font-name="Consolas" fo:font-size="10pt" officeooo:rsid="0025d5b5" style:font-size-asian="10pt"/>
    </style:style>
    <style:style style:name="T7" style:family="text">
      <style:text-properties fo:color="#000000" style:font-name="Consolas" fo:font-size="10pt" officeooo:rsid="002d0fb4" style:font-size-asian="10pt"/>
    </style:style>
    <style:style style:name="T8" style:family="text">
      <style:text-properties fo:color="#000000" style:font-name="Consolas" fo:font-size="10pt" officeooo:rsid="002c9ef6" style:font-size-asian="10pt"/>
    </style:style>
    <style:style style:name="T9" style:family="text">
      <style:text-properties fo:color="#000000" style:font-name="Consolas" fo:font-size="10pt" officeooo:rsid="00337df8" style:font-size-asian="10pt"/>
    </style:style>
    <style:style style:name="T10" style:family="text">
      <style:text-properties fo:color="#000000" style:font-name="Consolas" fo:font-size="10pt" fo:background-color="#d4d4d4" loext:char-shading-value="0" style:font-size-asian="10pt"/>
    </style:style>
    <style:style style:name="T11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12" style:family="text">
      <style:text-properties fo:color="#000000" style:font-name="Consolas" fo:font-size="10pt" fo:font-style="italic" style:font-size-asian="10pt" style:font-style-asian="italic"/>
    </style:style>
    <style:style style:name="T13" style:family="text">
      <style:text-properties fo:color="#3f7f5f" style:font-name="Consolas" fo:font-size="10pt" style:font-size-asian="10pt"/>
    </style:style>
    <style:style style:name="T14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15" style:family="text">
      <style:text-properties fo:color="#6a3e3e" style:font-name="Consolas" fo:font-size="10pt" style:font-size-asian="10pt"/>
    </style:style>
    <style:style style:name="T16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17" style:family="text">
      <style:text-properties fo:color="#0000c0" style:font-name="Consolas" fo:font-size="10pt" style:font-size-asian="10pt"/>
    </style:style>
    <style:style style:name="T18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19" style:family="text">
      <style:text-properties fo:color="#2a00ff" style:font-name="Consolas" fo:font-size="10pt" style:font-size-asian="10pt"/>
    </style:style>
    <style:style style:name="T20" style:family="text">
      <style:text-properties officeooo:rsid="002970bc"/>
    </style:style>
    <style:style style:name="T21" style:family="text">
      <style:text-properties fo:color="#3f5fbf"/>
    </style:style>
    <style:style style:name="T22" style:family="text">
      <style:text-properties fo:color="#3f5fbf" style:font-name="Consolas" fo:font-size="10pt" officeooo:rsid="0030eaee" style:font-size-asian="10pt"/>
    </style:style>
    <style:style style:name="T23" style:family="text">
      <style:text-properties fo:color="#7f9fbf" style:font-name="Consolas" fo:font-size="10pt" fo:font-weight="bold" style:font-size-asian="10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3"/>
      <text:p text:style-name="P26">1.</text:p>
      <text:p text:style-name="P25"><text:span text:style-name="T1">import</text:span><text:span text:style-name="T5"> java.io.File;</text:span></text:p>
      <text:p text:style-name="P24"><text:span text:style-name="T1">public</text:span><text:span text:style-name="T5"> </text:span><text:span text:style-name="T1">class</text:span><text:span text:style-name="T5"> UserCode {</text:span></text:p>
      <text:p text:style-name="P24"><text:span text:style-name="T5"><text:tab/></text:span><text:span text:style-name="T13">// Write a Java program to count the number of files from the given path</text:span></text:p>
      <text:p text:style-name="P24"><text:span text:style-name="T5"><text:tab/><text:tab/></text:span><text:span text:style-name="T1">public</text:span><text:span text:style-name="T5"> </text:span><text:span text:style-name="T1">static</text:span><text:span text:style-name="T5"> </text:span><text:span text:style-name="T1">int</text:span><text:span text:style-name="T5"> countNumOfFiles(String </text:span><text:span text:style-name="T15">filePath</text:span><text:span text:style-name="T5">) {</text:span></text:p>
      <text:p text:style-name="P24"><text:span text:style-name="T5"><text:tab/><text:tab/><text:tab/></text:span><text:span text:style-name="T1">int</text:span><text:span text:style-name="T5"> </text:span><text:span text:style-name="T16">numberOfFiles</text:span><text:span text:style-name="T5"> = 0;</text:span><text:span text:style-name="T13">// output for test case</text:span></text:p>
      <text:p text:style-name="P24"><text:span text:style-name="T5"><text:tab/><text:tab/><text:tab/>File </text:span><text:span text:style-name="T15">directory</text:span><text:span text:style-name="T5">=</text:span><text:span text:style-name="T1">new</text:span><text:span text:style-name="T5"> File(</text:span><text:span text:style-name="T15">filePath</text:span><text:span text:style-name="T5">);</text:span></text:p>
      <text:p text:style-name="P24"><text:span text:style-name="T5"><text:tab/><text:tab/> <text:s text:c="3"/></text:span><text:span text:style-name="T1">int</text:span><text:span text:style-name="T5"> </text:span><text:span text:style-name="T15">fileCount</text:span><text:span text:style-name="T5">=</text:span><text:span text:style-name="T15">directory</text:span><text:span text:style-name="T5">.list().</text:span><text:span text:style-name="T17">length</text:span><text:span text:style-name="T5">;</text:span></text:p>
      <text:p text:style-name="P24"><text:span text:style-name="T5"><text:tab/><text:tab/><text:tab/></text:span><text:span text:style-name="T1">return</text:span><text:span text:style-name="T5"> </text:span><text:span text:style-name="T15">fileCount</text:span><text:span text:style-name="T5">;</text:span></text:p>
      <text:p text:style-name="P27"><text:tab/><text:tab/>}</text:p>
      <text:p text:style-name="P27">}</text:p>
      <text:p text:style-name="Standard"/>
      <text:p text:style-name="Standard"><text:a xlink:type="simple" xlink:href="https://www.javabrahman.com/quick-tips/how-to-count-number-of-files-in-a-directory-in-java-file-list-vs-nios-directorystream/" text:style-name="Internet_20_link" text:visited-style-name="Visited_20_Internet_20_Link">https://www.javabrahman.com/quick-tips/how-to-count-number-of-files-in-a-directory-in-java-file-list-vs-nios-directorystream/</text:a> </text:p>
      <text:p text:style-name="Standard"/>
      <text:p text:style-name="P1">2.</text:p>
      <text:p text:style-name="P1"><text:span text:style-name="T1">import</text:span><text:span text:style-name="T5"> java.io.File;</text:span></text:p>
      <text:p text:style-name="P24"><text:span text:style-name="T1">import</text:span><text:span text:style-name="T5"> </text:span><text:span text:style-name="T11">java.io.FilenameFilter</text:span><text:span text:style-name="T5">;</text:span></text:p>
      <text:p text:style-name="P24"><text:span text:style-name="T1">import</text:span><text:span text:style-name="T5"> </text:span><text:span text:style-name="T11">java.util.Arrays</text:span><text:span text:style-name="T5">;</text:span></text:p>
      <text:p text:style-name="P24"><text:span text:style-name="T1">public</text:span><text:span text:style-name="T5"> </text:span><text:span text:style-name="T1">class</text:span><text:span text:style-name="T5"> UserCode {</text:span></text:p>
      <text:p text:style-name="P24"><text:span text:style-name="T5"><text:tab/></text:span><text:span text:style-name="T13">/*</text:span></text:p>
      <text:p text:style-name="P29"><text:tab/> * Write a Java program to get specific files by extensions from a specified</text:p>
      <text:p text:style-name="P24"><text:span text:style-name="T13"><text:tab/> * folder. Get the files with extension “.</text:span><text:span text:style-name="T14">txt</text:span><text:span text:style-name="T13">”</text:span></text:p>
      <text:p text:style-name="P29"><text:tab/> */</text:p>
      <text:p text:style-name="P24"><text:span text:style-name="T5"><text:tab/></text:span><text:span text:style-name="T1">public</text:span><text:span text:style-name="T5"> </text:span><text:span text:style-name="T1">static</text:span><text:span text:style-name="T5"> String specificFiles(String </text:span><text:span text:style-name="T15">filePath</text:span><text:span text:style-name="T5">) {</text:span></text:p>
      <text:p text:style-name="P24"><text:span text:style-name="T5"><text:tab/><text:tab/>File </text:span><text:span text:style-name="T15">directory</text:span><text:span text:style-name="T5"> = </text:span><text:span text:style-name="T1">new</text:span><text:span text:style-name="T5"> File(</text:span><text:span text:style-name="T15">filePath</text:span><text:span text:style-name="T5">);</text:span></text:p>
      <text:p text:style-name="P24"><text:span text:style-name="T5"><text:tab/><text:tab/>File[] </text:span><text:span text:style-name="T15">fileList</text:span><text:span text:style-name="T5"> = </text:span><text:span text:style-name="T15">directory</text:span><text:span text:style-name="T5">.listFiles();</text:span></text:p>
      <text:p text:style-name="P27"><text:tab/><text:tab/></text:p>
      <text:p text:style-name="P24"><text:span text:style-name="T5"><text:tab/><text:tab/></text:span><text:span text:style-name="T1">for</text:span><text:span text:style-name="T5">(File </text:span><text:span text:style-name="T15">file</text:span><text:span text:style-name="T5"> : </text:span><text:span text:style-name="T15">fileList</text:span><text:span text:style-name="T5">)</text:span></text:p>
      <text:p text:style-name="P24"><text:span text:style-name="T5"><text:tab/><text:tab/><text:tab/>System.</text:span><text:span text:style-name="T18">out</text:span><text:span text:style-name="T5">.println(</text:span><text:span text:style-name="T15">file</text:span><text:span text:style-name="T5">.getName());</text:span></text:p>
      <text:p text:style-name="P24"><text:span text:style-name="T5"><text:tab/><text:tab/></text:span><text:span text:style-name="T1">return</text:span><text:span text:style-name="T5"> </text:span><text:span text:style-name="T15">filePath</text:span><text:span text:style-name="T5">.toString();</text:span></text:p>
      <text:p text:style-name="P27"><text:tab/>}</text:p>
      <text:p text:style-name="P2">}</text:p>
      <text:p text:style-name="P2"/>
      <text:p text:style-name="P2"/>
      <text:p text:style-name="P5">3.</text:p>
      <text:p text:style-name="P5"><text:span text:style-name="T3">import</text:span> java.io.File;</text:p>
      <text:p text:style-name="P24"><text:span text:style-name="T1">public</text:span><text:span text:style-name="T5"> </text:span><text:span text:style-name="T1">class</text:span><text:span text:style-name="T5"> UserCode {</text:span></text:p>
      <text:p text:style-name="P24"><text:span text:style-name="T5"><text:tab/></text:span><text:span text:style-name="T1">public</text:span><text:span text:style-name="T5"> </text:span><text:span text:style-name="T1">static</text:span><text:span text:style-name="T5"> </text:span><text:span text:style-name="T1">boolean</text:span><text:span text:style-name="T5"> pathNameExistsOrNot(String </text:span><text:span text:style-name="T15">filePath</text:span><text:span text:style-name="T5">)</text:span></text:p>
      <text:p text:style-name="P27"><text:tab/>{</text:p>
      <text:p text:style-name="P24"><text:span text:style-name="T5"><text:tab/><text:tab/></text:span><text:span text:style-name="T1">boolean</text:span><text:span text:style-name="T5"> </text:span><text:span text:style-name="T15">flag</text:span><text:span text:style-name="T5"> = </text:span><text:span text:style-name="T1">false</text:span><text:span text:style-name="T5">;</text:span></text:p>
      <text:p text:style-name="P24"><text:span text:style-name="T5"><text:s text:c="8"/></text:span><text:span text:style-name="T13">/*</text:span></text:p>
      <text:p text:style-name="P29"><text:s text:c="9"/>* </text:p>
      <text:p text:style-name="P29"><text:s text:c="9"/>* Write a Java program to check whether a file or directory exists or not in the specified path</text:p>
      <text:p text:style-name="P29"><text:s text:c="9"/>*/</text:p>
      <text:p text:style-name="P24"><text:span text:style-name="T5"><text:tab/><text:tab/>File </text:span><text:span text:style-name="T15">f</text:span><text:span text:style-name="T5"> = </text:span><text:span text:style-name="T1">new</text:span><text:span text:style-name="T5"> File(</text:span><text:span text:style-name="T15">filePath</text:span><text:span text:style-name="T5">);</text:span></text:p>
      <text:p text:style-name="P24"><text:span text:style-name="T5"><text:tab/><text:tab/></text:span><text:span text:style-name="T1">if</text:span><text:span text:style-name="T5">(</text:span><text:span text:style-name="T15">f</text:span><text:span text:style-name="T5">.exists())</text:span></text:p>
      <text:p text:style-name="P27"><text:tab/><text:tab/>{</text:p>
      <text:p text:style-name="P24"><text:span text:style-name="T5"><text:tab/><text:tab/><text:tab/></text:span><text:span text:style-name="T1">return</text:span><text:span text:style-name="T5"> </text:span><text:span text:style-name="T1">true</text:span><text:span text:style-name="T5">;</text:span></text:p>
      <text:p text:style-name="P27"><text:tab/><text:tab/>}</text:p>
      <text:p text:style-name="P24"><text:span text:style-name="T5"><text:tab/><text:tab/></text:span><text:span text:style-name="T1">return</text:span><text:span text:style-name="T5"> </text:span><text:span text:style-name="T15">flag</text:span><text:span text:style-name="T5">;</text:span></text:p>
      <text:p text:style-name="P27"><text:tab/>}</text:p>
      <text:p text:style-name="P23"/>
      <text:p text:style-name="P5"><text:soft-page-break/>}</text:p>
      <text:p text:style-name="P5"/>
      <text:p text:style-name="P5"/>
      <text:p text:style-name="P3">4.</text:p>
      <text:p text:style-name="P3">import java.io.File;</text:p>
      <text:p text:style-name="P3">import java.io.FilenameFilter;</text:p>
      <text:p text:style-name="P3">import java.util.Arrays;</text:p>
      <text:p text:style-name="P3">public class UserCode {</text:p>
      <text:p text:style-name="P3"/>
      <text:p text:style-name="P3"><text:tab/>/*</text:p>
      <text:p text:style-name="P3"><text:tab/> * Write a Java program to check whether a file having read and write</text:p>
      <text:p text:style-name="P3"><text:tab/> * permission. Return true if condition satisfies else return false</text:p>
      <text:p text:style-name="P3"><text:tab/> */</text:p>
      <text:p text:style-name="P3"/>
      <text:p text:style-name="P3"><text:tab/>public static Boolean readWritePermission(String filePath) {</text:p>
      <text:p text:style-name="P3"><text:tab/><text:tab/>File f= new File(filePath);</text:p>
      <text:p text:style-name="P3"><text:tab/><text:tab/>if(f.canWrite() &amp;&amp; f.canRead()){</text:p>
      <text:p text:style-name="P3"><text:tab/><text:tab/><text:tab/>return true;</text:p>
      <text:p text:style-name="P3"><text:tab/><text:tab/>}</text:p>
      <text:p text:style-name="P3"><text:tab/><text:tab/><text:tab/>else</text:p>
      <text:p text:style-name="P3"><text:tab/><text:tab/><text:tab/>{</text:p>
      <text:p text:style-name="P3"><text:tab/><text:tab/><text:tab/><text:tab/>return false;</text:p>
      <text:p text:style-name="P3"><text:tab/><text:tab/><text:tab/>}</text:p>
      <text:p text:style-name="P3"><text:tab/><text:tab/>}</text:p>
      <text:p text:style-name="P3">}</text:p>
      <text:p text:style-name="P3"/>
      <text:p text:style-name="P19"><text:span text:style-name="T6">5.</text:span><text:span text:style-name="T1">import</text:span><text:span text:style-name="T5"> java.io.File;</text:span></text:p>
      <text:p text:style-name="P23"/>
      <text:p text:style-name="P24"><text:span text:style-name="T1">public</text:span><text:span text:style-name="T5"> </text:span><text:span text:style-name="T1">class</text:span><text:span text:style-name="T5"> UserCode {</text:span></text:p>
      <text:p text:style-name="P24"><text:span text:style-name="T5"><text:tab/></text:span><text:span text:style-name="T1">public</text:span><text:span text:style-name="T5"> </text:span><text:span text:style-name="T1">static</text:span><text:span text:style-name="T5"> </text:span><text:span text:style-name="T1">boolean</text:span><text:span text:style-name="T5"> isDirectoryNorFile(String </text:span><text:span text:style-name="T15">filePath</text:span><text:span text:style-name="T5">) {</text:span></text:p>
      <text:p text:style-name="P24"><text:span text:style-name="T5"><text:tab/></text:span><text:span text:style-name="T1">boolean</text:span><text:span text:style-name="T5"> </text:span><text:span text:style-name="T15">flag</text:span><text:span text:style-name="T5"> = </text:span><text:span text:style-name="T1">false</text:span><text:span text:style-name="T5">;</text:span></text:p>
      <text:p text:style-name="P24"><text:span text:style-name="T5"><text:tab/></text:span><text:span text:style-name="T13">/*</text:span></text:p>
      <text:p text:style-name="P29"><text:tab/> * </text:p>
      <text:p text:style-name="P29"><text:tab/> * Write a Java program to check whether the given pathname is a directory nor file, return true if any condition satisfies else return false</text:p>
      <text:p text:style-name="P29"><text:tab/> */</text:p>
      <text:p text:style-name="P24"><text:span text:style-name="T5"><text:tab/>File </text:span><text:span text:style-name="T15">f</text:span><text:span text:style-name="T5">= </text:span><text:span text:style-name="T1">new</text:span><text:span text:style-name="T5"> File(</text:span><text:span text:style-name="T15">filePath</text:span><text:span text:style-name="T5">);</text:span></text:p>
      <text:p text:style-name="P24"><text:span text:style-name="T5"><text:tab/></text:span><text:span text:style-name="T1">if</text:span><text:span text:style-name="T5">(</text:span><text:span text:style-name="T15">f</text:span><text:span text:style-name="T5">.isDirectory())</text:span></text:p>
      <text:p text:style-name="P27"><text:tab/>{</text:p>
      <text:p text:style-name="P24"><text:span text:style-name="T5"><text:tab/><text:tab/></text:span><text:span text:style-name="T1">return</text:span><text:span text:style-name="T5"> </text:span><text:span text:style-name="T1">true</text:span><text:span text:style-name="T5">;</text:span></text:p>
      <text:p text:style-name="P27"><text:tab/>}</text:p>
      <text:p text:style-name="P24"><text:span text:style-name="T5"><text:tab/></text:span><text:span text:style-name="T1">else</text:span><text:span text:style-name="T5"> </text:span><text:span text:style-name="T1">if</text:span><text:span text:style-name="T5"> (</text:span><text:span text:style-name="T15">f</text:span><text:span text:style-name="T5">.isFile()){</text:span></text:p>
      <text:p text:style-name="P24"><text:span text:style-name="T5"><text:tab/><text:tab/></text:span><text:span text:style-name="T1">return</text:span><text:span text:style-name="T5"> </text:span><text:span text:style-name="T1">true</text:span><text:span text:style-name="T5">;</text:span></text:p>
      <text:p text:style-name="P27"><text:tab/>}</text:p>
      <text:p text:style-name="P24"><text:span text:style-name="T5"><text:tab/></text:span><text:span text:style-name="T1">return</text:span><text:span text:style-name="T5"> </text:span><text:span text:style-name="T15">flag</text:span><text:span text:style-name="T5">;</text:span></text:p>
      <text:p text:style-name="P23"/>
      <text:p text:style-name="P27">}</text:p>
      <text:p text:style-name="P27">}</text:p>
      <text:p text:style-name="P4"/>
      <text:p text:style-name="P6">6.,<text:span text:style-name="T20">7.</text:span></text:p>
      <text:p text:style-name="P6"><text:span text:style-name="T3">import</text:span> java.io.File;</text:p>
      <text:p text:style-name="P24"><text:span text:style-name="T1">import</text:span><text:span text:style-name="T5"> java.text.SimpleDateFormat;</text:span></text:p>
      <text:p text:style-name="P24"><text:span text:style-name="T1">import</text:span><text:span text:style-name="T5"> java.util.Date;</text:span></text:p>
      <text:p text:style-name="P23"/>
      <text:p text:style-name="P24"><text:span text:style-name="T1">public</text:span><text:span text:style-name="T5"> </text:span><text:span text:style-name="T1">class</text:span><text:span text:style-name="T5"> UserCode {</text:span></text:p>
      <text:p text:style-name="P24"><text:span text:style-name="T5"><text:tab/></text:span><text:span text:style-name="T13">//Write a Java program to get last modified date, month and year of a file</text:span></text:p>
      <text:p text:style-name="P29">/*</text:p>
      <text:p text:style-name="P29"><text:tab/> *Write a Java program to get last modified date, month and year of a Directory</text:p>
      <text:p text:style-name="P29"><text:soft-page-break/><text:tab/> */</text:p>
      <text:p text:style-name="P29"/>
      <text:p text:style-name="P27"><text:tab/></text:p>
      <text:p text:style-name="P24"><text:span text:style-name="T5"><text:tab/></text:span><text:span text:style-name="T1">public</text:span><text:span text:style-name="T5"> </text:span><text:span text:style-name="T1">static</text:span><text:span text:style-name="T5"> </text:span><text:span text:style-name="T1">int</text:span><text:span text:style-name="T5"> fileLastModifiedDate(String </text:span><text:span text:style-name="T15">filePath</text:span><text:span text:style-name="T5">) {</text:span></text:p>
      <text:p text:style-name="P24"><text:span text:style-name="T5"><text:tab/><text:tab/>File </text:span><text:span text:style-name="T15">f</text:span><text:span text:style-name="T5">= </text:span><text:span text:style-name="T1">new</text:span><text:span text:style-name="T5"> File(</text:span><text:span text:style-name="T15">filePath</text:span><text:span text:style-name="T5">);</text:span></text:p>
      <text:p text:style-name="P24"><text:span text:style-name="T5"><text:tab/><text:tab/>Date </text:span><text:span text:style-name="T15">date</text:span><text:span text:style-name="T5"> = </text:span><text:span text:style-name="T1">new</text:span><text:span text:style-name="T5"> Date (</text:span><text:span text:style-name="T15">f</text:span><text:span text:style-name="T5">.lastModified());</text:span></text:p>
      <text:p text:style-name="P24"><text:span text:style-name="T5"><text:tab/><text:tab/>SimpleDateFormat </text:span><text:span text:style-name="T15">formatter</text:span><text:span text:style-name="T5"> = </text:span><text:span text:style-name="T1">new</text:span><text:span text:style-name="T5"> SimpleDateFormat(</text:span><text:span text:style-name="T19">"dd"</text:span><text:span text:style-name="T5">);</text:span></text:p>
      <text:p text:style-name="P24"><text:span text:style-name="T5"><text:tab/><text:tab/>String </text:span><text:span text:style-name="T15">s</text:span><text:span text:style-name="T5"> = </text:span><text:span text:style-name="T15">formatter</text:span><text:span text:style-name="T5">.format(</text:span><text:span text:style-name="T15">date</text:span><text:span text:style-name="T5">);</text:span></text:p>
      <text:p text:style-name="P24"><text:span text:style-name="T5"><text:tab/><text:tab/></text:span><text:span text:style-name="T1">int</text:span><text:span text:style-name="T5"> </text:span><text:span text:style-name="T15">res</text:span><text:span text:style-name="T5">=Integer.</text:span><text:span text:style-name="T12">parseInt</text:span><text:span text:style-name="T5">(</text:span><text:span text:style-name="T15">s</text:span><text:span text:style-name="T5">);</text:span></text:p>
      <text:p text:style-name="P24"><text:span text:style-name="T5"><text:tab/><text:tab/></text:span><text:span text:style-name="T1">return</text:span><text:span text:style-name="T5"> </text:span><text:span text:style-name="T15">res</text:span><text:span text:style-name="T5">;</text:span></text:p>
      <text:p text:style-name="P27"><text:tab/>}</text:p>
      <text:p text:style-name="P23"/>
      <text:p text:style-name="P24"><text:span text:style-name="T5"><text:tab/></text:span><text:span text:style-name="T1">public</text:span><text:span text:style-name="T5"> </text:span><text:span text:style-name="T1">static</text:span><text:span text:style-name="T5"> </text:span><text:span text:style-name="T1">int</text:span><text:span text:style-name="T5"> fileLastModifiedMonth(String </text:span><text:span text:style-name="T15">filePath</text:span><text:span text:style-name="T5">) {</text:span></text:p>
      <text:p text:style-name="P24"><text:span text:style-name="T5"><text:tab/><text:tab/>File </text:span><text:span text:style-name="T15">f</text:span><text:span text:style-name="T5">= </text:span><text:span text:style-name="T1">new</text:span><text:span text:style-name="T5"> File(</text:span><text:span text:style-name="T15">filePath</text:span><text:span text:style-name="T5">);</text:span></text:p>
      <text:p text:style-name="P24"><text:span text:style-name="T5"><text:tab/><text:tab/>Date </text:span><text:span text:style-name="T15">date</text:span><text:span text:style-name="T5"> = </text:span><text:span text:style-name="T1">new</text:span><text:span text:style-name="T5"> Date (</text:span><text:span text:style-name="T15">f</text:span><text:span text:style-name="T5">.lastModified());</text:span></text:p>
      <text:p text:style-name="P24"><text:span text:style-name="T5"><text:tab/><text:tab/>SimpleDateFormat </text:span><text:span text:style-name="T15">formatter</text:span><text:span text:style-name="T5"> = </text:span><text:span text:style-name="T1">new</text:span><text:span text:style-name="T5"> SimpleDateFormat(</text:span><text:span text:style-name="T19">"MM"</text:span><text:span text:style-name="T5">);</text:span></text:p>
      <text:p text:style-name="P24"><text:span text:style-name="T5"><text:tab/><text:tab/>String </text:span><text:span text:style-name="T15">s</text:span><text:span text:style-name="T5"> = </text:span><text:span text:style-name="T15">formatter</text:span><text:span text:style-name="T5">.format(</text:span><text:span text:style-name="T15">date</text:span><text:span text:style-name="T5">);</text:span></text:p>
      <text:p text:style-name="P24"><text:span text:style-name="T5"><text:tab/><text:tab/></text:span><text:span text:style-name="T1">int</text:span><text:span text:style-name="T5"> </text:span><text:span text:style-name="T15">res</text:span><text:span text:style-name="T5">=Integer.</text:span><text:span text:style-name="T12">parseInt</text:span><text:span text:style-name="T5">(</text:span><text:span text:style-name="T15">s</text:span><text:span text:style-name="T5">);</text:span></text:p>
      <text:p text:style-name="P24"><text:span text:style-name="T5"><text:tab/><text:tab/></text:span><text:span text:style-name="T1">return</text:span><text:span text:style-name="T5"> </text:span><text:span text:style-name="T15">res</text:span><text:span text:style-name="T5">;</text:span></text:p>
      <text:p text:style-name="P27">}</text:p>
      <text:p text:style-name="P24"><text:span text:style-name="T5"><text:tab/></text:span><text:span text:style-name="T1">public</text:span><text:span text:style-name="T5"> </text:span><text:span text:style-name="T1">static</text:span><text:span text:style-name="T5"> </text:span><text:span text:style-name="T1">int</text:span><text:span text:style-name="T5"> fileLastModifiedYear(String </text:span><text:span text:style-name="T15">filePath</text:span><text:span text:style-name="T5">) {</text:span></text:p>
      <text:p text:style-name="P24"><text:span text:style-name="T5"><text:tab/><text:tab/>File </text:span><text:span text:style-name="T15">f</text:span><text:span text:style-name="T5">= </text:span><text:span text:style-name="T1">new</text:span><text:span text:style-name="T5"> File(</text:span><text:span text:style-name="T15">filePath</text:span><text:span text:style-name="T5">);</text:span></text:p>
      <text:p text:style-name="P24"><text:span text:style-name="T5"><text:tab/><text:tab/>Date </text:span><text:span text:style-name="T15">date</text:span><text:span text:style-name="T5"> = </text:span><text:span text:style-name="T1">new</text:span><text:span text:style-name="T5"> Date (</text:span><text:span text:style-name="T15">f</text:span><text:span text:style-name="T5">.lastModified());</text:span></text:p>
      <text:p text:style-name="P24"><text:span text:style-name="T5"><text:tab/><text:tab/>SimpleDateFormat </text:span><text:span text:style-name="T15">formatter</text:span><text:span text:style-name="T5"> = </text:span><text:span text:style-name="T1">new</text:span><text:span text:style-name="T5"> SimpleDateFormat(</text:span><text:span text:style-name="T19">"yyyy"</text:span><text:span text:style-name="T5">);</text:span></text:p>
      <text:p text:style-name="P24"><text:span text:style-name="T5"><text:tab/><text:tab/>String </text:span><text:span text:style-name="T15">s</text:span><text:span text:style-name="T5"> = </text:span><text:span text:style-name="T15">formatter</text:span><text:span text:style-name="T5">.format(</text:span><text:span text:style-name="T15">date</text:span><text:span text:style-name="T5">);</text:span></text:p>
      <text:p text:style-name="P24"><text:span text:style-name="T5"><text:tab/><text:tab/></text:span><text:span text:style-name="T1">int</text:span><text:span text:style-name="T5"> </text:span><text:span text:style-name="T15">res</text:span><text:span text:style-name="T5">=Integer.</text:span><text:span text:style-name="T12">parseInt</text:span><text:span text:style-name="T5">(</text:span><text:span text:style-name="T15">s</text:span><text:span text:style-name="T5">);</text:span></text:p>
      <text:p text:style-name="P24"><text:span text:style-name="T5"><text:tab/><text:tab/></text:span><text:span text:style-name="T1">return</text:span><text:span text:style-name="T5"> </text:span><text:span text:style-name="T15">res</text:span><text:span text:style-name="T5">;</text:span></text:p>
      <text:p text:style-name="P27"><text:tab/>}</text:p>
      <text:p text:style-name="P6">}</text:p>
      <text:p text:style-name="P6"/>
      <text:p text:style-name="P7">8.</text:p>
      <text:p text:style-name="P7"><text:a xlink:type="simple" xlink:href="https://www.journaldev.com/839/java-get-file-size" text:style-name="Internet_20_link" text:visited-style-name="Visited_20_Internet_20_Link">https://www.journaldev.com/839/java-get-file-size</text:a> </text:p>
      <text:p text:style-name="P7"/>
      <text:p text:style-name="P8">import java.io.File;</text:p>
      <text:p text:style-name="P8">import java.io.FilenameFilter;</text:p>
      <text:p text:style-name="P8">import java.text.SimpleDateFormat;</text:p>
      <text:p text:style-name="P8">import java.util.Arrays;</text:p>
      <text:p text:style-name="P8">import java.util.Calendar;</text:p>
      <text:p text:style-name="P8">public class UserCode {</text:p>
      <text:p text:style-name="P8"><text:tab/>/*</text:p>
      <text:p text:style-name="P8"><text:tab/> * Write a Java program to get file size in bytes, Kb and mb and return it</text:p>
      <text:p text:style-name="P8"><text:tab/> * (return 0 if file doesn't exist)</text:p>
      <text:p text:style-name="P8"><text:tab/> */</text:p>
      <text:p text:style-name="P8"><text:tab/>public static long fileSizeInBytes(String filePath) {</text:p>
      <text:p text:style-name="P8"><text:tab/><text:tab/>File file =new File(filePath);</text:p>
      <text:p text:style-name="P8"><text:tab/><text:tab/>if(file.exists()){</text:p>
      <text:p text:style-name="P8"><text:tab/><text:tab/>return <text:s/>file.length();</text:p>
      <text:p text:style-name="P8"><text:tab/><text:tab/>}</text:p>
      <text:p text:style-name="P8"><text:tab/><text:tab/>else</text:p>
      <text:p text:style-name="P8"><text:tab/><text:tab/>{</text:p>
      <text:p text:style-name="P8"><text:tab/><text:tab/>return 0; }</text:p>
      <text:p text:style-name="P8"><text:tab/>}</text:p>
      <text:p text:style-name="P8"><text:tab/>public static long fileSizeInKb(String filePath) {</text:p>
      <text:p text:style-name="P8"><text:tab/><text:tab/>File file =new File(filePath);</text:p>
      <text:p text:style-name="P8"><text:tab/><text:tab/>if(file.exists()){</text:p>
      <text:p text:style-name="P8"><text:tab/><text:tab/>return <text:s/>(long) ((double) file.length() / 1024);</text:p>
      <text:p text:style-name="P8"><text:tab/><text:tab/>}</text:p>
      <text:p text:style-name="P8"><text:tab/><text:tab/>else</text:p>
      <text:p text:style-name="P8"><text:soft-page-break/><text:tab/><text:tab/>{</text:p>
      <text:p text:style-name="P8"><text:tab/><text:tab/>return 0; }</text:p>
      <text:p text:style-name="P8"><text:tab/>}</text:p>
      <text:p text:style-name="P8"><text:tab/>public static long fileSizeInMb(String filePath) {</text:p>
      <text:p text:style-name="P8"><text:tab/>File file =new File(filePath);</text:p>
      <text:p text:style-name="P8"><text:tab/>if(file.exists()){</text:p>
      <text:p text:style-name="P8"><text:tab/>return <text:s/>(long) ((double) file.length() / (1024*1024));</text:p>
      <text:p text:style-name="P8"><text:tab/>}</text:p>
      <text:p text:style-name="P8"><text:tab/>else</text:p>
      <text:p text:style-name="P8"><text:tab/>{</text:p>
      <text:p text:style-name="P8"><text:tab/>return 0; }</text:p>
      <text:p text:style-name="P8"><text:tab/>}</text:p>
      <text:p text:style-name="P8">}</text:p>
      <text:p text:style-name="P8"/>
      <text:p text:style-name="P20"><text:span text:style-name="T8">9.</text:span><text:span text:style-name="T7"><text:tab/><text:tab/></text:span><text:span text:style-name="T13">//Write a Java program to read a file content line by line.</text:span></text:p>
      <text:p text:style-name="P24"><text:span text:style-name="T1">import</text:span><text:span text:style-name="T5"> java.io.BufferedReader;</text:span></text:p>
      <text:p text:style-name="P24"><text:span text:style-name="T1">import</text:span><text:span text:style-name="T5"> java.io.FileReader;</text:span></text:p>
      <text:p text:style-name="P24"><text:span text:style-name="T1">public</text:span><text:span text:style-name="T5"> </text:span><text:span text:style-name="T1">class</text:span><text:span text:style-name="T5"> UserCode {</text:span></text:p>
      <text:p text:style-name="P24"><text:span text:style-name="T5"><text:tab/><text:tab/></text:span><text:span text:style-name="T1">public</text:span><text:span text:style-name="T5"> StringBuffer readStreamOfLinesUsingFiles(String </text:span><text:span text:style-name="T15">in</text:span><text:span text:style-name="T5">) </text:span><text:span text:style-name="T1">throws</text:span><text:span text:style-name="T5"> Exception{</text:span></text:p>
      <text:p text:style-name="P24"><text:span text:style-name="T5"><text:tab/><text:tab/><text:tab/>BufferedReader </text:span><text:span text:style-name="T15">br</text:span><text:span text:style-name="T5">= </text:span><text:span text:style-name="T1">new</text:span><text:span text:style-name="T5"> BufferedReader(</text:span><text:span text:style-name="T1">new</text:span><text:span text:style-name="T5"> FileReader(</text:span><text:span text:style-name="T15">in</text:span><text:span text:style-name="T5">));</text:span></text:p>
      <text:p text:style-name="P24"><text:span text:style-name="T5"><text:tab/><text:tab/><text:tab/>String </text:span><text:span text:style-name="T15">line</text:span><text:span text:style-name="T5"> =</text:span><text:span text:style-name="T19">""</text:span><text:span text:style-name="T5">;</text:span></text:p>
      <text:p text:style-name="P24"><text:span text:style-name="T5"><text:tab/><text:tab/><text:tab/>StringBuffer </text:span><text:span text:style-name="T15">s</text:span><text:span text:style-name="T5"> = </text:span><text:span text:style-name="T1">new</text:span><text:span text:style-name="T5"> StringBuffer();</text:span></text:p>
      <text:p text:style-name="P24"><text:span text:style-name="T5"><text:tab/><text:tab/><text:tab/></text:span><text:span text:style-name="T1">while</text:span><text:span text:style-name="T5">((</text:span><text:span text:style-name="T15">line</text:span><text:span text:style-name="T5">=</text:span><text:span text:style-name="T15">br</text:span><text:span text:style-name="T5">.readLine())!=</text:span><text:span text:style-name="T1">null</text:span><text:span text:style-name="T5">)</text:span></text:p>
      <text:p text:style-name="P27"><text:tab/><text:tab/><text:tab/>{</text:p>
      <text:p text:style-name="P24"><text:span text:style-name="T5"><text:tab/><text:tab/><text:tab/><text:tab/></text:span><text:span text:style-name="T15">s</text:span><text:span text:style-name="T5">.append(</text:span><text:span text:style-name="T15">line</text:span><text:span text:style-name="T5">);</text:span></text:p>
      <text:p text:style-name="P24"><text:span text:style-name="T5"><text:tab/><text:tab/><text:tab/><text:tab/></text:span><text:span text:style-name="T15">s</text:span><text:span text:style-name="T5">.append(</text:span><text:span text:style-name="T19">"\n"</text:span><text:span text:style-name="T5">);</text:span></text:p>
      <text:p text:style-name="P27"><text:tab/><text:tab/><text:tab/>}</text:p>
      <text:p text:style-name="P24"><text:span text:style-name="T5"><text:tab/><text:tab/><text:tab/></text:span><text:span text:style-name="T15">br</text:span><text:span text:style-name="T5">.close();</text:span></text:p>
      <text:p text:style-name="P24"><text:span text:style-name="T5"><text:tab/><text:tab/><text:tab/></text:span><text:span text:style-name="T1">return</text:span><text:span text:style-name="T5"> </text:span><text:span text:style-name="T15">s</text:span><text:span text:style-name="T5">;</text:span></text:p>
      <text:p text:style-name="P27"><text:tab/><text:tab/>}</text:p>
      <text:p text:style-name="P9">}</text:p>
      <text:p text:style-name="P9"/>
      <text:p text:style-name="P9"/>
      <text:p text:style-name="P15">10.</text:p>
      <text:p text:style-name="P15"/>
      <text:p text:style-name="P15">/**</text:p>
      <text:p text:style-name="P15"><text:s/>* </text:p>
      <text:p text:style-name="P15"><text:s/>*/</text:p>
      <text:p text:style-name="P15"/>
      <text:p text:style-name="P15">import java.io.BufferedReader;</text:p>
      <text:p text:style-name="P15">import java.io.FileNotFoundException;</text:p>
      <text:p text:style-name="P15">import java.io.FileReader;</text:p>
      <text:p text:style-name="P15">import java.io.IOException;</text:p>
      <text:p text:style-name="P15">public class UserCode {</text:p>
      <text:p text:style-name="P15"><text:tab/>public StringBuffer readtextfile(String read) throws Exception {</text:p>
      <text:p text:style-name="P15"><text:tab/><text:tab/>{</text:p>
      <text:p text:style-name="P15"><text:tab/><text:tab/><text:tab/>// Write a Java program to read a plain text file</text:p>
      <text:p text:style-name="P15"><text:tab/><text:tab/><text:tab/>// if File not Found,raise Exception with message "File not Found".</text:p>
      <text:p text:style-name="P15"><text:tab/><text:tab/><text:tab/>StringBuffer stringbuffer =new StringBuffer();</text:p>
      <text:p text:style-name="P15"><text:tab/><text:tab/><text:tab/>String text=null;</text:p>
      <text:p text:style-name="P15"><text:tab/><text:tab/><text:tab/>if(read.toLowerCase().endsWith(".txt")){</text:p>
      <text:p text:style-name="P15"><text:tab/><text:tab/><text:tab/><text:tab/>FileReader filereader= new FileReader(read);</text:p>
      <text:p text:style-name="P15"><text:tab/><text:tab/><text:tab/><text:tab/>BufferedReader bufferedreader = new BufferedReader(filereader);</text:p>
      <text:p text:style-name="P15"><text:tab/><text:tab/><text:tab/><text:tab/></text:p>
      <text:p text:style-name="P15"><text:tab/><text:tab/><text:tab/><text:tab/>while((text=bufferedreader.readLine())!=null)</text:p>
      <text:p text:style-name="P15"><text:tab/><text:tab/><text:tab/><text:tab/>{</text:p>
      <text:p text:style-name="P15"><text:tab/><text:tab/><text:tab/><text:tab/><text:tab/>stringbuffer.append(text);</text:p>
      <text:p text:style-name="P15"><text:tab/><text:tab/><text:tab/><text:tab/><text:tab/>stringbuffer.append(System.lineSeparator());</text:p>
      <text:p text:style-name="P15"><text:soft-page-break/><text:tab/><text:tab/><text:tab/><text:tab/>}</text:p>
      <text:p text:style-name="P15"><text:tab/><text:tab/><text:tab/>} else</text:p>
      <text:p text:style-name="P15"><text:tab/><text:tab/><text:tab/><text:tab/>throw new FileNotFoundException("File not Found");</text:p>
      <text:p text:style-name="P15"><text:tab/><text:tab/><text:tab/>return stringbuffer;</text:p>
      <text:p text:style-name="P15"><text:tab/><text:tab/>}</text:p>
      <text:p text:style-name="P15"><text:tab/>}</text:p>
      <text:p text:style-name="P15">}</text:p>
      <text:p text:style-name="P15"><text:tab/></text:p>
      <text:p text:style-name="P9"/>
      <text:p text:style-name="P11">11.</text:p>
      <text:p text:style-name="P21"><text:span text:style-name="T22">/**</text:span><text:a xlink:type="simple" xlink:href="https://www.w3resource.com/java-exercises/io/java-io-exercise-13.php" text:style-name="Internet_20_link" text:visited-style-name="Visited_20_Internet_20_Link">https://www.w3resource.com/java-exercises/io/java-io-exercise-13.php</text:a><text:span text:style-name="T21"> </text:span></text:p>
      <text:p text:style-name="P31"><text:s/>* </text:p>
      <text:p text:style-name="P31"><text:s/>*/</text:p>
      <text:p text:style-name="P24"><text:span text:style-name="T1">import</text:span><text:span text:style-name="T5"> java.io.BufferedReader;</text:span></text:p>
      <text:p text:style-name="P24"><text:span text:style-name="T1">import</text:span><text:span text:style-name="T5"> java.io.FileNotFoundException;</text:span></text:p>
      <text:p text:style-name="P24"><text:span text:style-name="T1">import</text:span><text:span text:style-name="T5"> java.io.FileReader;</text:span></text:p>
      <text:p text:style-name="P24"><text:span text:style-name="T1">import</text:span><text:span text:style-name="T5"> java.io.IOException;</text:span></text:p>
      <text:p text:style-name="P24"><text:span text:style-name="T1">public</text:span><text:span text:style-name="T5"> </text:span><text:span text:style-name="T1">class</text:span><text:span text:style-name="T5"> UserCode {</text:span></text:p>
      <text:p text:style-name="P24"><text:span text:style-name="T1">public</text:span><text:span text:style-name="T5"> String data(String </text:span><text:span text:style-name="T15">input</text:span><text:span text:style-name="T5">) </text:span><text:span text:style-name="T1">throws</text:span><text:span text:style-name="T5"> Exception</text:span></text:p>
      <text:p text:style-name="P24"><text:span text:style-name="T5">{<text:tab/></text:span><text:span text:style-name="T13">//Write a Java program to read a file line by line and store it into a variable.</text:span></text:p>
      <text:p text:style-name="P24"><text:span text:style-name="T5"><text:tab/></text:span><text:span text:style-name="T13">//if File not Found,raise Exception with message "File not Found".</text:span></text:p>
      <text:p text:style-name="P24"><text:span text:style-name="T5"><text:s text:c="4"/>StringBuilder </text:span><text:span text:style-name="T16">sb</text:span><text:span text:style-name="T5"> = </text:span><text:span text:style-name="T1">new</text:span><text:span text:style-name="T5"> StringBuilder();</text:span></text:p>
      <text:p text:style-name="P24"><text:span text:style-name="T5"><text:s text:c="4"/>String </text:span><text:span text:style-name="T15">strLine</text:span><text:span text:style-name="T5"> = </text:span><text:span text:style-name="T19">""</text:span><text:span text:style-name="T5">;</text:span></text:p>
      <text:p text:style-name="P24"><text:span text:style-name="T5"><text:s text:c="4"/>String </text:span><text:span text:style-name="T15">str_data</text:span><text:span text:style-name="T5"> = </text:span><text:span text:style-name="T19">""</text:span><text:span text:style-name="T5">;</text:span></text:p>
      <text:p text:style-name="P24"><text:span text:style-name="T5"><text:s text:c="4"/></text:span><text:span text:style-name="T1">try</text:span><text:span text:style-name="T5"> {</text:span></text:p>
      <text:p text:style-name="P24"><text:span text:style-name="T5"><text:s text:c="9"/>BufferedReader </text:span><text:span text:style-name="T15">br</text:span><text:span text:style-name="T5"> = </text:span><text:span text:style-name="T1">new</text:span><text:span text:style-name="T5"> BufferedReader(</text:span><text:span text:style-name="T1">new</text:span><text:span text:style-name="T5"> FileReader(</text:span><text:span text:style-name="T15">input</text:span><text:span text:style-name="T5">));</text:span></text:p>
      <text:p text:style-name="P24"><text:span text:style-name="T5"><text:s text:c="9"/></text:span><text:span text:style-name="T1">while</text:span><text:span text:style-name="T5"> (</text:span><text:span text:style-name="T15">strLine</text:span><text:span text:style-name="T5"> != </text:span><text:span text:style-name="T1">null</text:span><text:span text:style-name="T5">)</text:span></text:p>
      <text:p text:style-name="P27"><text:s text:c="9"/>{</text:p>
      <text:p text:style-name="P24"><text:span text:style-name="T5"><text:s text:c="12"/></text:span><text:span text:style-name="T1">if</text:span><text:span text:style-name="T5"> (</text:span><text:span text:style-name="T15">strLine</text:span><text:span text:style-name="T5"> == </text:span><text:span text:style-name="T1">null</text:span><text:span text:style-name="T5">)</text:span></text:p>
      <text:p text:style-name="P24"><text:span text:style-name="T5"><text:s text:c="14"/></text:span><text:span text:style-name="T2">break</text:span><text:span text:style-name="T11">;</text:span></text:p>
      <text:p text:style-name="P24"><text:span text:style-name="T5"><text:s text:c="12"/></text:span><text:span text:style-name="T15">str_data</text:span><text:span text:style-name="T5"> += </text:span><text:span text:style-name="T15">strLine</text:span><text:span text:style-name="T5">;</text:span></text:p>
      <text:p text:style-name="P24"><text:span text:style-name="T5"><text:s text:c="12"/></text:span><text:span text:style-name="T15">strLine</text:span><text:span text:style-name="T5"> = </text:span><text:span text:style-name="T15">br</text:span><text:span text:style-name="T5">.readLine();</text:span></text:p>
      <text:p text:style-name="P27"><text:s text:c="6"/></text:p>
      <text:p text:style-name="P27"><text:s text:c="8"/>}</text:p>
      <text:p text:style-name="P24"><text:span text:style-name="T5"><text:s text:c="10"/>System.</text:span><text:span text:style-name="T18">out</text:span><text:span text:style-name="T5">.println(</text:span><text:span text:style-name="T15">str_data</text:span><text:span text:style-name="T5">);</text:span></text:p>
      <text:p text:style-name="P24"><text:span text:style-name="T5"><text:s text:c="9"/></text:span><text:span text:style-name="T15">br</text:span><text:span text:style-name="T5">.close();</text:span></text:p>
      <text:p text:style-name="P24"><text:span text:style-name="T5"><text:s text:c="4"/>} </text:span><text:span text:style-name="T1">catch</text:span><text:span text:style-name="T5"> (FileNotFoundException </text:span><text:span text:style-name="T15">e</text:span><text:span text:style-name="T5">) {</text:span></text:p>
      <text:p text:style-name="P24"><text:span text:style-name="T5"><text:s text:c="8"/>System.</text:span><text:span text:style-name="T18">err</text:span><text:span text:style-name="T5">.println(</text:span><text:span text:style-name="T19">"File not found"</text:span><text:span text:style-name="T5">);</text:span></text:p>
      <text:p text:style-name="P24"><text:span text:style-name="T5"><text:s text:c="4"/>} </text:span><text:span text:style-name="T1">catch</text:span><text:span text:style-name="T5"> (IOException </text:span><text:span text:style-name="T15">e</text:span><text:span text:style-name="T5">) {</text:span></text:p>
      <text:p text:style-name="P24"><text:span text:style-name="T5"><text:s text:c="8"/>System.</text:span><text:span text:style-name="T18">err</text:span><text:span text:style-name="T5">.println(</text:span><text:span text:style-name="T19">"Unable to read the file."</text:span><text:span text:style-name="T5">);</text:span></text:p>
      <text:p text:style-name="P27"><text:s text:c="4"/>}</text:p>
      <text:p text:style-name="P24"><text:span text:style-name="T5"><text:s text:c="4"/></text:span><text:span text:style-name="T1">return</text:span><text:span text:style-name="T5"> </text:span><text:span text:style-name="T15">str_data</text:span><text:span text:style-name="T5">;</text:span></text:p>
      <text:p text:style-name="P27"><text:s/>}</text:p>
      <text:p text:style-name="P27">}</text:p>
      <text:p text:style-name="P27"/>
      <text:p text:style-name="P27"/>
      <text:p text:style-name="P28">12.</text:p>
      <text:p text:style-name="P30">// Write a Java program to read text file content line by line and store into a list</text:p>
      <text:p text:style-name="P24"><text:span text:style-name="T1">import</text:span><text:span text:style-name="T5"> </text:span><text:span text:style-name="T11">java.io.BufferedReader</text:span><text:span text:style-name="T5">;</text:span></text:p>
      <text:p text:style-name="P24"><text:span text:style-name="T1">import</text:span><text:span text:style-name="T5"> </text:span><text:span text:style-name="T11">java.io.FileNotFoundException</text:span><text:span text:style-name="T5">;</text:span></text:p>
      <text:p text:style-name="P24"><text:span text:style-name="T1">import</text:span><text:span text:style-name="T5"> </text:span><text:span text:style-name="T11">java.io.FileReader</text:span><text:span text:style-name="T5">;</text:span></text:p>
      <text:p text:style-name="P24"><text:span text:style-name="T1">import</text:span><text:span text:style-name="T5"> java.io.IOException;</text:span></text:p>
      <text:p text:style-name="P24"><text:span text:style-name="T1">import</text:span><text:span text:style-name="T5"> java.nio.charset.StandardCharsets;</text:span></text:p>
      <text:p text:style-name="P24"><text:span text:style-name="T1">import</text:span><text:span text:style-name="T5"> </text:span><text:span text:style-name="T10">java.nio.file.Files</text:span><text:span text:style-name="T5">;</text:span></text:p>
      <text:p text:style-name="P24"><text:span text:style-name="T1">import</text:span><text:span text:style-name="T5"> java.nio.file.Paths;</text:span></text:p>
      <text:p text:style-name="P24"><text:span text:style-name="T1">import</text:span><text:span text:style-name="T5"> </text:span><text:span text:style-name="T11">java.util.ArrayList</text:span><text:span text:style-name="T5">;</text:span></text:p>
      <text:p text:style-name="P24"><text:span text:style-name="T1">import</text:span><text:span text:style-name="T5"> java.util.Collections;</text:span></text:p>
      <text:p text:style-name="P24"><text:soft-page-break/><text:span text:style-name="T1">import</text:span><text:span text:style-name="T5"> java.util.List;</text:span></text:p>
      <text:p text:style-name="P29"/>
      <text:p text:style-name="P24"><text:span text:style-name="T1">public</text:span><text:span text:style-name="T5"> </text:span><text:span text:style-name="T1">class</text:span><text:span text:style-name="T5"> UserCode {</text:span></text:p>
      <text:p text:style-name="P24"><text:span text:style-name="T5"><text:tab/></text:span><text:span text:style-name="T1">public</text:span><text:span text:style-name="T5"> </text:span><text:span text:style-name="T1">static</text:span><text:span text:style-name="T5"> List&lt;String&gt; readLineArray(String </text:span><text:span text:style-name="T15">input</text:span><text:span text:style-name="T5">)</text:span></text:p>
      <text:p text:style-name="P27"><text:tab/>{</text:p>
      <text:p text:style-name="P24"><text:span text:style-name="T5"><text:tab/><text:tab/>List&lt;String&gt; </text:span><text:span text:style-name="T15">lines</text:span><text:span text:style-name="T5"> = Collections.</text:span><text:span text:style-name="T12">emptyList</text:span><text:span text:style-name="T5">();</text:span></text:p>
      <text:p text:style-name="P24"><text:span text:style-name="T5"><text:tab/><text:tab/></text:span><text:span text:style-name="T1">try</text:span><text:span text:style-name="T5"> {</text:span></text:p>
      <text:p text:style-name="P24"><text:span text:style-name="T5"><text:tab/><text:tab/><text:tab/></text:span><text:span text:style-name="T15">lines</text:span><text:span text:style-name="T5"> = </text:span><text:span text:style-name="T10">Files</text:span><text:span text:style-name="T5">.</text:span><text:span text:style-name="T12">readAllLines</text:span><text:span text:style-name="T5">(Paths.</text:span><text:span text:style-name="T12">get</text:span><text:span text:style-name="T5">(</text:span><text:span text:style-name="T15">input</text:span><text:span text:style-name="T5">), StandardCharsets.</text:span><text:span text:style-name="T18">UTF_8</text:span><text:span text:style-name="T5">);</text:span></text:p>
      <text:p text:style-name="P24"><text:span text:style-name="T5"><text:tab/><text:tab/><text:tab/>} </text:span><text:span text:style-name="T1">catch</text:span><text:span text:style-name="T5"> (IOException </text:span><text:span text:style-name="T15">e</text:span><text:span text:style-name="T5">) { </text:span></text:p>
      <text:p text:style-name="P24"><text:span text:style-name="T5"><text:tab/><text:tab/><text:tab/><text:tab/></text:span><text:span text:style-name="T13">// </text:span><text:span text:style-name="T23">TODO</text:span><text:span text:style-name="T13"> Auto-generated</text:span></text:p>
      <text:p text:style-name="P24"><text:span text:style-name="T5"><text:tab/><text:tab/><text:tab/><text:tab/> </text:span><text:span text:style-name="T15">e</text:span><text:span text:style-name="T5">.printStackTrace();</text:span></text:p>
      <text:p text:style-name="P27"><text:tab/><text:tab/><text:tab/><text:tab/>} </text:p>
      <text:p text:style-name="P24"><text:span text:style-name="T5"><text:tab/><text:tab/></text:span><text:span text:style-name="T1">return</text:span><text:span text:style-name="T5"> </text:span><text:span text:style-name="T15">lines</text:span><text:span text:style-name="T5">;</text:span></text:p>
      <text:p text:style-name="P27"><text:tab/><text:tab/>}</text:p>
      <text:p text:style-name="P27"><text:tab/><text:tab/><text:tab/>}</text:p>
      <text:p text:style-name="P24"><text:span text:style-name="T5"><text:tab/></text:span><text:span text:style-name="T9"><text:tab/><text:tab/></text:span></text:p>
      <text:p text:style-name="P11"/>
      <text:p text:style-name="P9"/>
      <text:p text:style-name="P10">13.</text:p>
      <text:p text:style-name="P10"/>
      <text:p text:style-name="P10">import java.io.File;</text:p>
      <text:p text:style-name="P10">import java.io.FileNotFoundException;</text:p>
      <text:p text:style-name="P10">import java.util.Scanner;</text:p>
      <text:p text:style-name="P10"/>
      <text:p text:style-name="P10">//Write a Java program to find the longest word in a text file.</text:p>
      <text:p text:style-name="P10">//Output will be the last occurrence of the longest word</text:p>
      <text:p text:style-name="P10">public class UserCode {</text:p>
      <text:p text:style-name="P10"><text:tab/>public static String findLongestWord(String input) throws FileNotFoundException {</text:p>
      <text:p text:style-name="P10"><text:tab/><text:tab/> String longest_word = "";</text:p>
      <text:p text:style-name="P10"><text:tab/> <text:s text:c="6"/>String current;</text:p>
      <text:p text:style-name="P10"><text:tab/> <text:s text:c="6"/>Scanner sc = new Scanner(new File(input));</text:p>
      <text:p text:style-name="P10"><text:tab/> <text:s text:c="6"/>while (sc.hasNext()) {</text:p>
      <text:p text:style-name="P10"><text:tab/> <text:s text:c="9"/>current = sc.next();</text:p>
      <text:p text:style-name="P10"><text:tab/> <text:s text:c="10"/>if (current.length() &gt; longest_word.length()) {</text:p>
      <text:p text:style-name="P10"><text:tab/> <text:s text:c="12"/>longest_word = current;</text:p>
      <text:p text:style-name="P10"><text:tab/> <text:s text:c="10"/>}</text:p>
      <text:p text:style-name="P10"><text:tab/> <text:s text:c="6"/>}</text:p>
      <text:p text:style-name="P10"><text:tab/> <text:s text:c="8"/>System.out.println("\n"+longest_word+"\n");</text:p>
      <text:p text:style-name="P10"><text:tab/> <text:s text:c="11"/>return longest_word;</text:p>
      <text:p text:style-name="P10"><text:tab/> <text:s text:c="11"/>}</text:p>
      <text:p text:style-name="P10"><text:tab/>}</text:p>
      <text:p text:style-name="P10"/>
      <text:p text:style-name="P10"/>
      <text:p text:style-name="P16">14.</text:p>
      <text:p text:style-name="P16"/>
      <text:p text:style-name="P16"/>
      <text:p text:style-name="P16">import java.io.File;</text:p>
      <text:p text:style-name="P16">import java.io.FileNotFoundException;</text:p>
      <text:p text:style-name="P16">import java.util.Scanner;</text:p>
      <text:p text:style-name="P16">//Write a Java program to find the shortest word in a text file.</text:p>
      <text:p text:style-name="P16">//Input file must contain only one line of text</text:p>
      <text:p text:style-name="P16">//Output will be the first occurrence of the shortest word</text:p>
      <text:p text:style-name="P16">public class UserCode {</text:p>
      <text:p text:style-name="P16"><text:tab/>public static String shortestWord(String input) throws FileNotFoundException {</text:p>
      <text:p text:style-name="P16"><text:tab/><text:tab/> String shortest_Word = " <text:s/>";</text:p>
      <text:p text:style-name="P16"><text:tab/> <text:s text:c="6"/>String current;</text:p>
      <text:p text:style-name="P16"><text:tab/> <text:s text:c="6"/>Scanner sc = new Scanner(new File(input));</text:p>
      <text:p text:style-name="P16"><text:tab/> <text:s text:c="6"/>while (sc.hasNext()) {</text:p>
      <text:p text:style-name="P16"><text:soft-page-break/><text:tab/> <text:s text:c="9"/>current = sc.next();</text:p>
      <text:p text:style-name="P16"><text:tab/> <text:s text:c="10"/>if (current.length() &lt; shortest_Word.length()) {</text:p>
      <text:p text:style-name="P16"><text:tab/> <text:s text:c="7"/><text:tab/> <text:s text:c="2"/>shortest_Word = current;</text:p>
      <text:p text:style-name="P16"><text:tab/> <text:s text:c="10"/>}</text:p>
      <text:p text:style-name="P16"><text:tab/> <text:s text:c="6"/>}</text:p>
      <text:p text:style-name="P16"><text:tab/> <text:s text:c="8"/>System.out.println("\n"+shortest_Word+"\n");</text:p>
      <text:p text:style-name="P16"><text:tab/> <text:s text:c="11"/>return shortest_Word;</text:p>
      <text:p text:style-name="P16"><text:tab/> <text:s text:c="11"/>}</text:p>
      <text:p text:style-name="P16"><text:tab/>}</text:p>
      <text:p text:style-name="P17">15.</text:p>
      <text:p text:style-name="P22"><text:span text:style-name="T3">import</text:span><text:span text:style-name="T4"> java.io.BufferedReader;</text:span></text:p>
      <text:p text:style-name="P24"><text:span text:style-name="T1">import</text:span><text:span text:style-name="T5"> </text:span><text:span text:style-name="T11">java.io.FileNotFoundException</text:span><text:span text:style-name="T5">;</text:span></text:p>
      <text:p text:style-name="P24"><text:span text:style-name="T1">import</text:span><text:span text:style-name="T5"> java.io.FileReader;</text:span></text:p>
      <text:p text:style-name="P24"><text:span text:style-name="T1">import</text:span><text:span text:style-name="T5"> java.io.IOException;</text:span></text:p>
      <text:p text:style-name="P23"/>
      <text:p text:style-name="P29">//Write a Java program to read first 3 lines from a file and store it in array.</text:p>
      <text:p text:style-name="P24"><text:span text:style-name="T1">public</text:span><text:span text:style-name="T5"> </text:span><text:span text:style-name="T1">class</text:span><text:span text:style-name="T5"> UserCode {</text:span></text:p>
      <text:p text:style-name="P24"><text:span text:style-name="T5"><text:tab/></text:span><text:span text:style-name="T1">public</text:span><text:span text:style-name="T5"> </text:span><text:span text:style-name="T1">static</text:span><text:span text:style-name="T5"> String[] readFirstThreeLines(String </text:span><text:span text:style-name="T15">input</text:span><text:span text:style-name="T5">) </text:span><text:span text:style-name="T1">throws</text:span><text:span text:style-name="T5"> IOException {</text:span></text:p>
      <text:p text:style-name="P24"><text:span text:style-name="T5"><text:tab/><text:tab/>BufferedReader </text:span><text:span text:style-name="T15">br</text:span><text:span text:style-name="T5">= </text:span><text:span text:style-name="T1">new</text:span><text:span text:style-name="T5"> BufferedReader(</text:span><text:span text:style-name="T1">new</text:span><text:span text:style-name="T5"> FileReader(</text:span><text:span text:style-name="T15">input</text:span><text:span text:style-name="T5">));</text:span></text:p>
      <text:p text:style-name="P24"><text:span text:style-name="T5"><text:tab/><text:tab/>String </text:span><text:span text:style-name="T15">str</text:span><text:span text:style-name="T5">[]=</text:span><text:span text:style-name="T1">new</text:span><text:span text:style-name="T5"> String[3];</text:span></text:p>
      <text:p text:style-name="P24"><text:span text:style-name="T5"><text:tab/><text:tab/></text:span><text:span text:style-name="T1">int</text:span><text:span text:style-name="T5"> </text:span><text:span text:style-name="T15">i</text:span><text:span text:style-name="T5">=0;</text:span></text:p>
      <text:p text:style-name="P24"><text:span text:style-name="T5"><text:tab/><text:tab/>String </text:span><text:span text:style-name="T15">st</text:span><text:span text:style-name="T5">=</text:span><text:span text:style-name="T19">""</text:span><text:span text:style-name="T5">;</text:span></text:p>
      <text:p text:style-name="P24"><text:span text:style-name="T5"><text:tab/><text:tab/></text:span><text:span text:style-name="T1">while</text:span><text:span text:style-name="T5">((</text:span><text:span text:style-name="T15">st</text:span><text:span text:style-name="T5">=</text:span><text:span text:style-name="T15">br</text:span><text:span text:style-name="T5">.readLine())!=</text:span><text:span text:style-name="T1">null</text:span><text:span text:style-name="T5"> &amp;&amp; </text:span><text:span text:style-name="T15">i</text:span><text:span text:style-name="T5">&lt;3)</text:span></text:p>
      <text:p text:style-name="P27"><text:tab/><text:tab/>{</text:p>
      <text:p text:style-name="P24"><text:span text:style-name="T5"><text:tab/><text:tab/><text:tab/></text:span><text:span text:style-name="T15">str</text:span><text:span text:style-name="T5">[</text:span><text:span text:style-name="T15">i</text:span><text:span text:style-name="T5">]=</text:span><text:span text:style-name="T15">st</text:span><text:span text:style-name="T5">;</text:span></text:p>
      <text:p text:style-name="P24"><text:span text:style-name="T5"><text:tab/><text:tab/><text:tab/></text:span><text:span text:style-name="T15">i</text:span><text:span text:style-name="T5">++;</text:span></text:p>
      <text:p text:style-name="P27"><text:tab/><text:tab/>}</text:p>
      <text:p text:style-name="P24"><text:span text:style-name="T5"><text:tab/><text:tab/></text:span><text:span text:style-name="T15">br</text:span><text:span text:style-name="T5">.close();</text:span></text:p>
      <text:p text:style-name="P23"/>
      <text:p text:style-name="P24"><text:span text:style-name="T5"><text:tab/><text:tab/></text:span><text:span text:style-name="T13">// Enter your code here</text:span></text:p>
      <text:p text:style-name="P23"/>
      <text:p text:style-name="P24"><text:span text:style-name="T5"><text:tab/><text:tab/></text:span><text:span text:style-name="T1">return</text:span><text:span text:style-name="T5"> </text:span><text:span text:style-name="T15">str</text:span><text:span text:style-name="T5">;</text:span></text:p>
      <text:p text:style-name="P27"><text:tab/>}</text:p>
      <text:p text:style-name="P23"/>
      <text:p text:style-name="P27">}</text:p>
      <text:p text:style-name="P17"/>
      <text:p text:style-name="P12"/>
      <text:p text:style-name="P12"/>
      <text:p text:style-name="P13">23.</text:p>
      <text:p text:style-name="P13"><text:span text:style-name="T3">import</text:span> java.io.BufferedReader;</text:p>
      <text:p text:style-name="P24"><text:span text:style-name="T1">import</text:span><text:span text:style-name="T5"> </text:span><text:span text:style-name="T11">java.io.FileNotFoundException</text:span><text:span text:style-name="T5">;</text:span></text:p>
      <text:p text:style-name="P24"><text:span text:style-name="T1">import</text:span><text:span text:style-name="T5"> java.io.FileReader;</text:span></text:p>
      <text:p text:style-name="P24"><text:span text:style-name="T1">import</text:span><text:span text:style-name="T5"> java.io.IOException;</text:span></text:p>
      <text:p text:style-name="P23"/>
      <text:p text:style-name="P24"><text:span text:style-name="T1">public</text:span><text:span text:style-name="T5"> </text:span><text:span text:style-name="T1">class</text:span><text:span text:style-name="T5"> UserCode {</text:span></text:p>
      <text:p text:style-name="P23"/>
      <text:p text:style-name="P24"><text:span text:style-name="T5"><text:tab/></text:span><text:span text:style-name="T13">/*</text:span></text:p>
      <text:p text:style-name="P29"><text:tab/> * Write a Java program to count the total number of lines in a file</text:p>
      <text:p text:style-name="P29"><text:tab/> */</text:p>
      <text:p text:style-name="P23"/>
      <text:p text:style-name="P24"><text:span text:style-name="T5"><text:tab/></text:span><text:span text:style-name="T1">public</text:span><text:span text:style-name="T5"> </text:span><text:span text:style-name="T1">static</text:span><text:span text:style-name="T5"> </text:span><text:span text:style-name="T1">int</text:span><text:span text:style-name="T5"> getNumberOfLinesInFile(String </text:span><text:span text:style-name="T15">filePath</text:span><text:span text:style-name="T5">) </text:span><text:span text:style-name="T1">throws</text:span><text:span text:style-name="T5"> IOException {</text:span></text:p>
      <text:p text:style-name="P24"><text:span text:style-name="T5"><text:tab/><text:tab/>BufferedReader </text:span><text:span text:style-name="T15">reader</text:span><text:span text:style-name="T5"> = </text:span><text:span text:style-name="T1">new</text:span><text:span text:style-name="T5"> BufferedReader(</text:span><text:span text:style-name="T1">new</text:span><text:span text:style-name="T5"> FileReader(</text:span><text:span text:style-name="T15">filePath</text:span><text:span text:style-name="T5">));</text:span></text:p>
      <text:p text:style-name="P24"><text:span text:style-name="T5"><text:tab/><text:tab/></text:span><text:span text:style-name="T1">int</text:span><text:span text:style-name="T5"> </text:span><text:span text:style-name="T15">lines</text:span><text:span text:style-name="T5"> = 0;</text:span></text:p>
      <text:p text:style-name="P24"><text:span text:style-name="T5"><text:tab/><text:tab/></text:span><text:span text:style-name="T1">while</text:span><text:span text:style-name="T5"> (</text:span><text:span text:style-name="T15">reader</text:span><text:span text:style-name="T5">.readLine() != </text:span><text:span text:style-name="T1">null</text:span><text:span text:style-name="T5">) </text:span><text:span text:style-name="T15">lines</text:span><text:span text:style-name="T5">++;</text:span></text:p>
      <text:p text:style-name="P24"><text:span text:style-name="T5"><text:tab/><text:tab/></text:span><text:span text:style-name="T15">reader</text:span><text:span text:style-name="T5">.close();</text:span></text:p>
      <text:p text:style-name="P24"><text:span text:style-name="T5"><text:tab/><text:tab/></text:span><text:span text:style-name="T1">return</text:span><text:span text:style-name="T5"> </text:span><text:span text:style-name="T15">lines</text:span><text:span text:style-name="T5">;</text:span></text:p>
      <text:p text:style-name="P27"><text:tab/>}</text:p>
      <text:p text:style-name="P27">}</text:p>
      <text:p text:style-name="P13"><text:soft-page-break/></text:p>
      <text:p text:style-name="P13"/>
      <text:p text:style-name="P14">24.</text:p>
      <text:p text:style-name="P14"><text:span text:style-name="T3">import</text:span> java.io.File;</text:p>
      <text:p text:style-name="P29">/*</text:p>
      <text:p text:style-name="P29">Write a program to get the name of Empty directory, return name of the directory </text:p>
      <text:p text:style-name="P29">if its empty else return “Its not an empty Directory” */</text:p>
      <text:p text:style-name="P24"><text:span text:style-name="T1">public</text:span><text:span text:style-name="T5"> </text:span><text:span text:style-name="T1">class</text:span><text:span text:style-name="T5"> UserCode {</text:span></text:p>
      <text:p text:style-name="P24"><text:span text:style-name="T5"><text:tab/></text:span><text:span text:style-name="T1">public</text:span><text:span text:style-name="T5"> </text:span><text:span text:style-name="T1">static</text:span><text:span text:style-name="T5"> String getEmptyDirectoryName(String </text:span><text:span text:style-name="T15">filePath</text:span><text:span text:style-name="T5">) {</text:span></text:p>
      <text:p text:style-name="P24"><text:span text:style-name="T5"><text:tab/><text:tab/>File </text:span><text:span text:style-name="T15">file</text:span><text:span text:style-name="T5"> = </text:span><text:span text:style-name="T1">new</text:span><text:span text:style-name="T5"> File(</text:span><text:span text:style-name="T15">filePath</text:span><text:span text:style-name="T5">);</text:span></text:p>
      <text:p text:style-name="P24"><text:span text:style-name="T5"><text:tab/><text:tab/></text:span><text:span text:style-name="T1">if</text:span><text:span text:style-name="T5">(</text:span><text:span text:style-name="T15">file</text:span><text:span text:style-name="T5">.isDirectory()){</text:span></text:p>
      <text:p text:style-name="P24"><text:span text:style-name="T5"><text:tab/><text:tab/><text:tab/>String[] </text:span><text:span text:style-name="T15">files</text:span><text:span text:style-name="T5">=</text:span><text:span text:style-name="T15">file</text:span><text:span text:style-name="T5">.list();</text:span></text:p>
      <text:p text:style-name="P24"><text:span text:style-name="T5"><text:tab/><text:tab/><text:tab/></text:span><text:span text:style-name="T1">if</text:span><text:span text:style-name="T5">(</text:span><text:span text:style-name="T15">files</text:span><text:span text:style-name="T5">.</text:span><text:span text:style-name="T17">length</text:span><text:span text:style-name="T5"> &gt; 0) {</text:span></text:p>
      <text:p text:style-name="P24"><text:span text:style-name="T5"><text:tab/><text:tab/><text:tab/><text:tab/></text:span><text:span text:style-name="T1">return</text:span><text:span text:style-name="T5"> </text:span><text:span text:style-name="T19">"Its not an empty Directory"</text:span><text:span text:style-name="T5">;</text:span></text:p>
      <text:p text:style-name="P27"><text:tab/><text:tab/><text:tab/>}</text:p>
      <text:p text:style-name="P27"><text:tab/><text:tab/>}</text:p>
      <text:p text:style-name="P24"><text:span text:style-name="T5"><text:tab/><text:tab/></text:span><text:span text:style-name="T1">return</text:span><text:span text:style-name="T5"> </text:span><text:span text:style-name="T15">file</text:span><text:span text:style-name="T5">.getName();</text:span></text:p>
      <text:p text:style-name="P27"><text:tab/>}</text:p>
      <text:p text:style-name="P14">}</text:p>
      <text:p text:style-name="P14"/>
      <text:p text:style-name="P14"/>
      <text:p text:style-name="P18">25.</text:p>
      <text:p text:style-name="P18"/>
      <text:p text:style-name="P18"><text:span text:style-name="T3">import</text:span> java.io.File;</text:p>
      <text:p text:style-name="P23"/>
      <text:p text:style-name="P24"><text:span text:style-name="T1">public</text:span><text:span text:style-name="T5"> </text:span><text:span text:style-name="T1">class</text:span><text:span text:style-name="T5"> UserCode {</text:span></text:p>
      <text:p text:style-name="P27"><text:tab/></text:p>
      <text:p text:style-name="P24"><text:span text:style-name="T5"><text:tab/></text:span><text:span text:style-name="T1">public</text:span><text:span text:style-name="T5"> </text:span><text:span text:style-name="T1">static</text:span><text:span text:style-name="T5"> </text:span><text:span text:style-name="T1">boolean</text:span><text:span text:style-name="T5"> deleteFile(String </text:span><text:span text:style-name="T15">filePath</text:span><text:span text:style-name="T5">)</text:span></text:p>
      <text:p text:style-name="P27"><text:tab/>{</text:p>
      <text:p text:style-name="P24"><text:span text:style-name="T5"><text:tab/><text:tab/></text:span><text:span text:style-name="T1">boolean</text:span><text:span text:style-name="T5"> </text:span><text:span text:style-name="T15">bool</text:span><text:span text:style-name="T5">=</text:span><text:span text:style-name="T1">false</text:span><text:span text:style-name="T5">;</text:span></text:p>
      <text:p text:style-name="P24"><text:span text:style-name="T5"><text:tab/> <text:s text:c="3"/>File </text:span><text:span text:style-name="T15">f</text:span><text:span text:style-name="T5"> = </text:span><text:span text:style-name="T1">new</text:span><text:span text:style-name="T5"> File(</text:span><text:span text:style-name="T15">filePath</text:span><text:span text:style-name="T5">);</text:span></text:p>
      <text:p text:style-name="P27"><text:tab/> <text:s text:c="2"/></text:p>
      <text:p text:style-name="P24"><text:span text:style-name="T5"><text:tab/><text:tab/></text:span><text:span text:style-name="T1">if</text:span><text:span text:style-name="T5">(</text:span><text:span text:style-name="T15">f</text:span><text:span text:style-name="T5">.delete())</text:span></text:p>
      <text:p text:style-name="P27"><text:tab/> <text:s text:c="3"/>{</text:p>
      <text:p text:style-name="P24"><text:span text:style-name="T5"><text:tab/> <text:s text:c="3"/><text:tab/></text:span><text:span text:style-name="T15">bool</text:span><text:span text:style-name="T5">=</text:span><text:span text:style-name="T1">true</text:span><text:span text:style-name="T5">;</text:span></text:p>
      <text:p text:style-name="P27"><text:tab/> <text:s text:c="3"/>}</text:p>
      <text:p text:style-name="P27"><text:tab/><text:tab/><text:tab/><text:tab/></text:p>
      <text:p text:style-name="P24"><text:span text:style-name="T5"><text:tab/><text:tab/></text:span><text:span text:style-name="T1">return</text:span><text:span text:style-name="T5"> </text:span><text:span text:style-name="T15">bool</text:span><text:span text:style-name="T5">;</text:span></text:p>
      <text:p text:style-name="P23"/>
      <text:p text:style-name="P27">}</text:p>
      <text:p text:style-name="P27">}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9M22S</meta:editing-duration>
    <meta:editing-cycles>18</meta:editing-cycles>
    <meta:generator>LibreOffice/5.1.5.2$Windows_X86_64 LibreOffice_project/7a864d8825610a8c07cfc3bc01dd4fce6a9447e5</meta:generator>
    <dc:date>2019-05-24T19:23:36.518000000</dc:date>
    <meta:document-statistic meta:table-count="0" meta:image-count="0" meta:object-count="0" meta:page-count="8" meta:paragraph-count="387" meta:word-count="1218" meta:character-count="10079" meta:non-whitespace-character-count="8332"/>
    <meta:user-defined meta:name="Info 1"/>
    <meta:user-defined meta:name="Info 2"/>
    <meta:user-defined meta:name="Info 3"/>
    <meta:user-defined meta:name="Info 4"/>
  </office:meta>
</office:document-meta>
</file>